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tos" svg:font-family="Apto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d2228" style:font-name="Aptos" fo:font-size="11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228" style:font-name="Aptos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1d2228" fo:letter-spacing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67886" style:font-name="Aptos" fo:font-size="11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1d2228" style:font-name="Aptos" fo:font-size="11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REGEX</text:p>
      <text:p text:style-name="Standard"/>
      <text:p text:style-name="Standard">r' = raw string</text:p>
      <text:p text:style-name="Standard"/>
      <text:p text:style-name="Standard">pattern = re.compile(r'abc')</text:p>
      <text:p text:style-name="Standard"/>
      <text:p text:style-name="Standard">matches = pattern.finditer(text_to_search)</text:p>
      <text:p text:style-name="Standard"/>
      <text:p text:style-name="Standard">metacharacter have other meaning in python so needs to be excaped with \</text:p>
      <text:p text:style-name="Standard"/>
      <text:p text:style-name="Standard">.^$*+?{} [] \ | ()</text:p>
      <text:p text:style-name="Standard"/>
      <text:p text:style-name="Standard">so if looking for apu196.com we need to escape the .</text:p>
      <text:p text:style-name="Standard"/>
      <text:p text:style-name="Standard">pattern = re.compile(r'apu196\.com')</text:p>
      <text:p text:style-name="Standard"/>
      <text:p text:style-name="Standard">I use \ to escape special characters but also using the same \ infront of specific letters will give that a new meaning</text:p>
      <text:p text:style-name="Standard"/>
      <text:p text:style-name="Standard"><text:s/></text:p>
      <text:p text:style-name="Standard">so to form a pattern use either of below</text:p>
      <text:p text:style-name="Standard"/>
      <text:p text:style-name="Standard">r'\w <text:s text:c="19"/>- group of pattern indicated by single letter and \</text:p>
      <text:p text:style-name="Standard">r'ami na' <text:s text:c="11"/>- plain text</text:p>
      <text:p text:style-name="Standard">r,amike\.com' <text:s text:c="3"/>- text with esscaping special character</text:p>
      <text:p text:style-name="Standard">r'^ami' <text:s text:c="13"/>- pattern indicated by special character</text:p>
      <text:p text:style-name="Standard"/>
      <text:p text:style-name="Standard"/>
      <text:p text:style-name="Standard">\b = word boundary . start of line or spacebefore</text:p>
      <text:p text:style-name="Standard">Ha HaHa</text:p>
      <text:p text:style-name="Standard">r''\bHa'</text:p>
      <text:p text:style-name="Standard">Ha HaHa</text:p>
      <text:p text:style-name="Standard">r''\BHa'</text:p>
      <text:p text:style-name="Standard"/>
      <text:p text:style-name="Standard"/>
      <text:p text:style-name="Standard">^ $ <text:s/>- BEGINNING OR END OF STRING " " not WORD only</text:p>
      <text:p text:style-name="Standard"/>
      <text:p text:style-name="Standard"/>
      <text:p text:style-name="Standard">321-456-678 <text:s/>: phone number</text:p>
      <text:p text:style-name="Standard"/>
      <text:p text:style-name="Standard">321.456.678</text:p>
      <text:p text:style-name="Standard"/>
      <text:p text:style-name="Standard"/>
      <text:p text:style-name="Standard">r'\d\d\d.\d\d\d.\d\d\d <text:s text:c="2"/>: matches any 3 digits the . matches any character (a1-. )</text:p>
      <text:p text:style-name="Standard"/>
      <text:p text:style-name="Standard">https://www.youtube.com/watch?v=K8L6KVGG-7o</text:p>
      <text:p text:style-name="Standard"/>
      <text:p text:style-name="Standard">character set [ ] matches only one character</text:p>
      <text:p text:style-name="Standard"/>
      <text:p text:style-name="Standard">r'[89]00[.-]\d\d\d.\d\d\d' <text:s/>: <text:s text:c="3"/>match - or . in between and number starting with 800 or 900</text:p>
      <text:p text:style-name="Standard"/>
      <text:p text:style-name="Standard"><text:soft-page-break/>r'[a-zA-Z]'</text:p>
      <text:p text:style-name="Standard"/>
      <text:p text:style-name="Standard">r'^ami' - <text:s/>this matches beginning of string</text:p>
      <text:p text:style-name="Standard"/>
      <text:p text:style-name="Standard">r'[^a-z]' - this matches everything but not a-z</text:p>
      <text:p text:style-name="Standard"/>
      <text:p text:style-name="Standard">r'[^b]at' - matches everything but bat</text:p>
      <text:p text:style-name="Standard"/>
      <text:p text:style-name="Standard"/>
      <text:p text:style-name="Standard">quantifier: match multiple character at a time . use quantifiers after the character of interest</text:p>
      <text:p text:style-name="Standard"/>
      <text:p text:style-name="Standard">stella * - 0 or more</text:p>
      <text:p text:style-name="Standard"/>
      <text:p text:style-name="Standard">+ - 1 or more</text:p>
      <text:p text:style-name="Standard"/>
      <text:p text:style-name="Standard">? - 0 or one <text:s text:c="17"/>r'Mr\.?\s[A-Z]\w*' <text:s text:c="3"/>- means find Mr with or without . then space and then uppercase. Mr. A</text:p>
      <text:p text:style-name="Standard"/>
      <text:p text:style-name="Standard">r'(Mr|Mrs|Ms)\.? <text:s text:c="2"/>finds either of these 3</text:p>
      <text:p text:style-name="Standard"/>
      <text:p text:style-name="Standard">{3} - exact number <text:s text:c="6"/>r'\d{3}.\d\d\d.\d\d\d' <text:s text:c="2"/>find exactly 3 digits</text:p>
      <text:p text:style-name="Standard"/>
      <text:p text:style-name="Standard">{3,5} - range of numbers (minimum, maximum}</text:p>
      <text:p text:style-name="Standard"/>
      <text:p text:style-name="Standard"><text:s/></text:p>
      <text:p text:style-name="Standard"/>
      <text:p text:style-name="Standard">ApuMiah@gmai.com <text:s text:c="3"/>- r'[a-zA-Z]+@[a-zA-Z]+\.com'</text:p>
      <text:p text:style-name="Standard"/>
      <text:p text:style-name="Standard">Apu.Miah@gmai.com <text:s text:c="3"/>- r'[a-zA-Z.]+@[a-zA-Z]+\.com'</text:p>
      <text:p text:style-name="Standard"/>
      <text:p text:style-name="Standard">Apu.Miah@gmai.edu <text:s text:c="2"/>- r'[a-zA-Z.]+@[a-zA-Z]+\.(com|edu)'</text:p>
      <text:p text:style-name="Standard"/>
      <text:p text:style-name="Standard">Apu321-Miah@gm-ail.net <text:s text:c="4"/>-r'[a-zA-Z.-]+@[a-zA-Z-]+\.(com|edu|net)'</text:p>
      <text:p text:style-name="Standard"/>
      <text:p text:style-name="Standard"/>
      <text:p text:style-name="Standard">get url - https://www.google.com</text:p>
      <text:p text:style-name="Standard"/>
      <text:p text:style-name="Standard">r'https?://(www\.)?(\w+\)(\.\w+)' <text:s text:c="2"/>- we have 12 3 group. below we will extract</text:p>
      <text:p text:style-name="Standard"/>
      <text:p text:style-name="Standard"/>
      <text:p text:style-name="Standard"/>
      <text:p text:style-name="Standard"/>
      <text:p text:style-name="Standard">Applymap, map, apply</text:p>
      <text:p text:style-name="Standard"/>
      <text:p text:style-name="Standard">apply() is used for element-wise operations on a Series or DataFrame along a specified axis</text:p>
      <text:p text:style-name="Standard"/>
      <text:p text:style-name="Standard">df['A'] = df['A'].apply(square)</text:p>
      <text:p text:style-name="Standard"/>
      <text:p text:style-name="Standard">map() is used for value replacement in a Series.</text:p>
      <text:p text:style-name="Standard"/>
      <text:p text:style-name="Standard">This function is used with pandas Series and is primarily used to replace values in a Series based on a mapping or dictionary.</text:p>
      <text:p text:style-name="Standard"><text:soft-page-break/></text:p>
      <text:p text:style-name="Standard">series = pd.Series(data['A'])</text:p>
      <text:p text:style-name="Standard"/>
      <text:p text:style-name="Standard">color_mapping = {'red': 'R', 'blue': 'B', 'green': 'G'}</text:p>
      <text:p text:style-name="Standard"/>
      <text:p text:style-name="Standard">series = series.map(color_mapping)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applymap() is used for element-wise operations on all cells in a DataFrame.</text:p>
      <text:p text:style-name="Standard"/>
      <text:p text:style-name="Standard">df = df.applymap(doub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tos" svg:font-family="Apto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S</meta:editing-duration>
    <meta:editing-cycles>3</meta:editing-cycles>
    <meta:generator>OpenOffice/4.1.7$Win32 OpenOffice.org_project/417m1$Build-9800</meta:generator>
    <dc:date>2023-09-27T16:06:08</dc:date>
    <meta:document-statistic meta:table-count="0" meta:image-count="0" meta:object-count="0" meta:page-count="3" meta:paragraph-count="57" meta:word-count="375" meta:character-count="2500"/>
    <meta:user-defined meta:name="Info 1"/>
    <meta:user-defined meta:name="Info 2"/>
    <meta:user-defined meta:name="Info 3"/>
    <meta:user-defined meta:name="Info 4"/>
  </office:meta>
</office:document-meta>
</file>